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3b0" officeooo:paragraph-rsid="0010e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e Learning HW 5 Ergodic Control and Exploration</text:p>
      <text:p text:style-name="P1"/>
      <text:p text:style-name="P1">1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9:56:44.190680101</meta:creation-date>
    <dc:date>2019-06-13T19:57:21.429192521</dc:date>
    <meta:editing-duration>PT3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9" meta:character-count="54" meta:non-whitespace-character-count="47"/>
  </office:meta>
</office:document-meta>
</file>